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2.29cm" fo:min-width="2.62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afd095" draw:textarea-horizontal-align="justify" draw:textarea-vertical-align="middle" draw:auto-grow-height="false" fo:min-height="2.29cm" fo:min-width="2.61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2.29cm" fo:min-width="2.61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749cm" fo:min-width="2.675cm" draw:shadow-offset-x="0.203cm" draw:shadow-offset-y="0.203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afd095" draw:textarea-horizontal-align="justify" draw:textarea-vertical-align="middle" draw:auto-grow-height="false" fo:min-height="2.29cm" fo:min-width="4.78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="solid" draw:fill-color="#afd095" draw:textarea-horizontal-align="justify" draw:textarea-vertical-align="middle" draw:auto-grow-height="false" fo:min-height="2.29cm" fo:min-width="4.09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279cm" draw:marker-end-width="0.279cm" draw:fill="none" draw:fill-color="#729fcf" draw:textarea-horizontal-align="justify" draw:textarea-vertical-align="middle" draw:auto-grow-height="false" fo:min-height="1.274cm" fo:min-width="3.589cm" fo:padding-top="0.15cm" fo:padding-bottom="0.15cm" fo:padding-left="0.275cm" fo:padding-right="0.275cm" draw:shadow-offset-x="0.203cm" draw:shadow-offset-y="0.203cm"/>
      <style:paragraph-properties style:writing-mode="lr-tb"/>
    </style:style>
    <style:style style:name="gr8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749cm" fo:min-width="3.441cm" draw:shadow-offset-x="0.203cm" draw:shadow-offset-y="0.203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1.172cm" fo:min-width="2.522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solid" draw:fill-color="#afd095" draw:textarea-horizontal-align="justify" draw:textarea-vertical-align="middle" draw:auto-grow-height="false" fo:min-height="1.172cm" fo:min-width="2.52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solid" draw:fill-color="#afd095" draw:textarea-horizontal-align="justify" draw:textarea-vertical-align="middle" draw:auto-grow-height="false" fo:min-height="1.274cm" fo:min-width="4.783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1cm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1.224cm" fo:min-width="2.574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solid" svg:stroke-width="0.051cm" svg:stroke-color="#000000" draw:marker-start-width="0.279cm" draw:marker-end-width="0.279cm" draw:fill="none" draw:fill-color="#729fcf" draw:textarea-horizontal-align="justify" draw:textarea-vertical-align="top" draw:auto-grow-height="false" fo:min-height="2.442cm" fo:min-width="11.539cm" fo:padding-top="0.151cm" fo:padding-bottom="0.151cm" fo:padding-left="0.276cm" fo:padding-right="0.276cm" draw:shadow-offset-x="0.203cm" draw:shadow-offset-y="0.203cm"/>
      <style:paragraph-properties style:writing-mode="lr-tb"/>
    </style:style>
    <style:style style:name="gr17" style:family="graphic" style:parent-style-name="standard">
      <style:graphic-properties draw:stroke="solid" svg:stroke-width="0.051cm" svg:stroke-color="#000000" draw:marker-start-width="0.279cm" draw:marker-end-width="0.279cm" draw:fill="none" draw:fill-color="#729fcf" draw:textarea-horizontal-align="justify" draw:textarea-vertical-align="middle" draw:auto-grow-height="false" fo:min-height="1.224cm" fo:min-width="3.539cm" fo:padding-top="0.15cm" fo:padding-bottom="0.15cm" fo:padding-left="0.275cm" fo:padding-right="0.275cm" draw:shadow-offset-x="0.203cm" draw:shadow-offset-y="0.203cm"/>
      <style:paragraph-properties style:writing-mode="lr-tb"/>
    </style:style>
    <style:style style:name="gr18" style:family="graphic" style:parent-style-name="objectwithoutfill">
      <style:graphic-properties draw:stroke="dash" draw:stroke-dash="Dash" svg:stroke-width="0.051cm" draw:marker-start-width="0.279cm" draw:marker-end="Arrowheads_20_11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draw:marker-start-width="0.279cm" draw:marker-end="Arrowheads_20_12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solid" draw:fill-color="#afd095" draw:textarea-horizontal-align="justify" draw:textarea-vertical-align="middle" draw:auto-grow-height="false" fo:min-height="1.224cm" fo:min-width="4.047c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svg:stroke-width="0.051cm" draw:marker-start-width="0.279cm" draw:marker-end="Arrowheads_20_13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79cm" draw:marker-end-width="0.279cm" draw:fill="none" draw:fill-color="#729fcf" draw:textarea-horizontal-align="justify" draw:textarea-vertical-align="top" draw:auto-grow-height="false" fo:min-height="2.544cm" fo:min-width="7.755cm" fo:padding-top="0.15cm" fo:padding-bottom="0.15cm" fo:padding-left="0.275cm" fo:padding-right="0.275cm" draw:shadow-offset-x="0.203cm" draw:shadow-offset-y="0.203cm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14" draw:marker-end-width="0.381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draw:marker-start-width="0.279cm" draw:marker-end="Arrowheads_20_17" draw:marker-end-width="0.381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Dash" svg:stroke-width="0.051cm" draw:marker-start-width="0.279cm" draw:marker-end="Arrowheads_20_18" draw:marker-end-width="0.381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-width="0.279cm" draw:marker-end="Arrowheads_20_20" draw:marker-end-width="0.381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draw:marker-start-width="0.279cm" draw:marker-end="Arrowheads_20_21" draw:marker-end-width="0.381cm" draw:fill="none" draw:textarea-vertical-align="middle" fo:padding-top="0.15cm" fo:padding-bottom="0.15cm" fo:padding-left="0.275cm" fo:padding-right="0.275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" style:family="paragraph">
      <loext:graphic-properties draw:fill="solid" draw:fill-color="#b4c7dc"/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afd095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729fcf"/>
      <style:paragraph-properties fo:text-align="center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xml:id="id11" draw:id="id11" draw:layer="layout" svg:width="3.124cm" svg:height="2.54cm" svg:x="11.534cm" svg:y="0.17cm">
          <text:p text:style-name="P1"><text:span text:style-name="T1">Main</text:span></text:p>
          <text:p text:style-name="P1"><text:span text:style-name="T1">Cases</text:span></text:p>
          <text:p text:style-name="P2"><text:span text:style-name="T2">(a</text:span><text:span text:style-name="T1">rr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3.115cm" svg:height="2.54cm" svg:x="8.334cm" svg:y="0.169cm">
          <text:p text:style-name="P1"><text:span text:style-name="T1">Main</text:span></text:p>
          <text:p text:style-name="P1"><text:span text:style-name="T1">Controls</text:span></text:p>
          <text:p text:style-name="P2"><text:span text:style-name="T2">(a</text:span><text:span text:style-name="T1">rray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115cm" svg:height="2.54cm" svg:x="14.734cm" svg:y="0.17cm">
          <text:p text:style-name="P1"><text:span text:style-name="T1">Bristol</text:span></text:p>
          <text:p text:style-name="P1"><text:span text:style-name="T1">Cases</text:span></text:p>
          <text:p text:style-name="P2"><text:span text:style-name="T2">(a</text:span><text:span text:style-name="T1">rra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0.999cm" draw:transform="rotate (1.5707963267949) translate (0.287cm 2.955cm)">
          <text:p text:style-name="P1"><text:span text:style-name="T1">Orig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" draw:id="id3" draw:layer="layout" svg:width="5.28cm" svg:height="2.54cm" svg:x="1.734cm" svg:y="0.17cm">
          <text:p text:style-name="P1"><text:span text:style-name="T1">1000 Genomes</text:span></text:p>
          <text:p text:style-name="P1"><text:span text:style-name="T1">Controls</text:span></text:p>
          <text:p text:style-name="P2"><text:span text:style-name="T2">(</text:span><text:span text:style-name="T1">WGS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4.59cm" svg:height="2.54cm" svg:x="19.034cm" svg:y="0.17cm">
          <text:p text:style-name="P1"><text:span text:style-name="T1">GnomAD</text:span></text:p>
          <text:p text:style-name="P1"><text:span text:style-name="T1">Controls</text:span></text:p>
          <text:p text:style-name="P2"><text:span text:style-name="T1">(sum. stats.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4.089cm" svg:height="1.524cm" svg:x="5.114cm" svg:y="4.158cm">
          <text:p text:style-name="P1"><text:span text:style-name="T1">AF LRT</text:span><text:span text:style-name="T1"><text:line-break/></text:span><text:span text:style-name="T1">(no asso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.941cm" svg:height="0.999cm" draw:transform="rotate (1.5707963267949) translate (0.287cm 10.556cm)">
          <text:p text:style-name="P1"><text:span text:style-name="T1">Imputed (TOPM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.124cm" svg:height="1.524cm" svg:x="10.534cm" svg:y="8.269cm">
          <text:p text:style-name="P1"><text:span text:style-name="T1">Main</text:span></text:p>
          <text:p text:style-name="P1"><text:span text:style-name="T1">Ca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5" draw:id="id5" draw:layer="layout" svg:width="3.124cm" svg:height="1.524cm" svg:x="7.334cm" svg:y="8.269cm">
          <text:p text:style-name="P1"><text:span text:style-name="T1">Main</text:span></text:p>
          <text:p text:style-name="P1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283cm" svg:height="1.524cm" svg:x="1.934cm" svg:y="8.269cm">
          <text:p text:style-name="P1"><text:span text:style-name="T1">1000 Genomes</text:span></text:p>
          <text:p text:style-name="P1"><text:span text:style-name="T1">Controls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line-skew="-0.259cm" svg:x1="9.891cm" svg:y1="2.709cm" svg:x2="7.158cm" svg:y2="4.158cm" draw:start-shape="id1" draw:start-glue-point="2" draw:end-shape="id2" draw:end-glue-point="0" svg:d="M9891 2709v466h-2733v983" svg:viewBox="0 0 2734 1450">
          <text:p/>
        </draw:connector>
        <draw:connector draw:style-name="gr13" draw:text-style-name="P6" draw:layer="layout" draw:line-skew="-0.259cm" svg:x1="4.374cm" svg:y1="2.71cm" svg:x2="7.158cm" svg:y2="4.158cm" draw:start-shape="id3" draw:start-glue-point="2" draw:end-shape="id2" draw:end-glue-point="0" svg:d="M4374 2710v465h2784v983" svg:viewBox="0 0 2785 1449">
          <text:p/>
        </draw:connector>
        <draw:connector draw:style-name="gr14" draw:text-style-name="P6" draw:layer="layout" draw:line-skew="-0.166cm" svg:x1="7.158cm" svg:y1="5.682cm" svg:x2="7.804cm" svg:y2="7.35cm" draw:start-shape="id2" draw:start-glue-point="2" draw:end-shape="id4" draw:end-glue-point="0" svg:d="M7158 5682v668h646v1000" svg:viewBox="0 0 647 1669">
          <text:p/>
        </draw:connector>
        <draw:custom-shape draw:style-name="gr15" draw:text-style-name="P3" xml:id="id9" draw:id="id9" draw:layer="layout" svg:width="3.124cm" svg:height="1.524cm" svg:x="14.734cm" svg:y="8.269cm">
          <text:p text:style-name="P1"><text:span text:style-name="T1">Bristol Cases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4" draw:id="id4" draw:layer="layout" svg:width="12.141cm" svg:height="2.794cm" svg:x="1.734cm" svg:y="7.35cm">
          <text:p text:style-name="P1"><text:span text:style-name="T1">Main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6" draw:id="id6" draw:layer="layout" svg:width="4.089cm" svg:height="1.524cm" svg:x="19.285cm" svg:y="9.958cm">
          <text:p text:style-name="P1"><text:span text:style-name="T1">AF LRT</text:span><text:span text:style-name="T1"><text:line-break/></text:span><text:span text:style-name="T1">(no asso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6" draw:layer="layout" svg:x1="8.896cm" svg:y1="9.793cm" svg:x2="19.285cm" svg:y2="10.72cm" draw:start-shape="id5" draw:start-glue-point="2" draw:end-shape="id6" draw:end-glue-point="3" svg:d="M8896 9793v927h10389" svg:viewBox="0 0 10390 928">
          <text:p/>
        </draw:connector>
        <draw:connector draw:style-name="gr19" draw:text-style-name="P6" draw:layer="layout" svg:x1="21.329cm" svg:y1="2.71cm" svg:x2="21.329cm" svg:y2="9.958cm" draw:start-shape="id7" draw:start-glue-point="2" draw:end-shape="id6" draw:end-glue-point="0" svg:d="M21329 2710v7248" svg:viewBox="0 0 1 7249">
          <text:p/>
        </draw:connector>
        <draw:custom-shape draw:style-name="gr15" draw:text-style-name="P3" draw:layer="layout" svg:width="3.124cm" svg:height="1.524cm" svg:x="15.334cm" svg:y="14.069cm">
          <text:p text:style-name="P1"><text:span text:style-name="T1">Bristol</text:span></text:p>
          <text:p text:style-name="P1"><text:span text:style-name="T1">Case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4.597cm" svg:height="1.524cm" svg:x="18.534cm" svg:y="14.069cm">
          <text:p text:style-name="P1"><text:span text:style-name="T1">GnomAD</text:span></text:p>
          <text:p text:style-name="P1"><text:span text:style-name="T1">Controls</text:span></text:p>
          <draw:enhanced-geometry svg:viewBox="0 0 21600 21600" draw:type="rectangle" draw:enhanced-path="M 0 0 L 21600 0 21600 21600 0 21600 0 0 Z N"/>
        </draw:custom-shape>
        <draw:connector draw:style-name="gr21" draw:text-style-name="P6" draw:layer="layout" draw:line-skew="-0.209cm" svg:x1="21.329cm" svg:y1="11.482cm" svg:x2="19.242cm" svg:y2="13.065cm" draw:start-shape="id6" draw:start-glue-point="2" draw:end-shape="id8" draw:end-glue-point="0" svg:d="M21329 11482v583h-2087v1000" svg:viewBox="0 0 2088 1584">
          <text:p/>
        </draw:connector>
        <draw:custom-shape draw:style-name="gr22" draw:text-style-name="P5" xml:id="id8" draw:id="id8" draw:layer="layout" svg:width="8.255cm" svg:height="2.794cm" svg:x="15.115cm" svg:y="13.065cm">
          <text:p text:style-name="P1"><text:span text:style-name="T1">Replication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7.804cm" svg:y1="10.144cm" svg:x2="15.115cm" svg:y2="14.462cm" draw:start-shape="id4" draw:start-glue-point="2" draw:end-shape="id8" draw:end-glue-point="3" svg:d="M7804 10144v4318h7311" svg:viewBox="0 0 7312 4319">
          <text:p/>
        </draw:connector>
        <draw:connector draw:style-name="gr24" draw:text-style-name="P6" draw:layer="layout" draw:line-skew="0.636cm" svg:x1="16.296cm" svg:y1="9.793cm" svg:x2="19.242cm" svg:y2="13.065cm" draw:start-shape="id9" draw:start-glue-point="2" draw:end-shape="id8" draw:end-glue-point="0" svg:d="M16296 9793v2272h2946v1000" svg:viewBox="0 0 2947 3273">
          <text:p/>
        </draw:connector>
        <draw:connector draw:style-name="gr25" draw:text-style-name="P6" draw:layer="layout" svg:x1="9.203cm" svg:y1="4.92cm" svg:x2="16.296cm" svg:y2="8.269cm" draw:start-shape="id2" draw:start-glue-point="1" draw:end-shape="id9" draw:end-glue-point="0" svg:d="M9203 4920h7093v3349" svg:viewBox="0 0 7094 3350">
          <text:p/>
        </draw:connector>
        <draw:connector draw:style-name="gr26" draw:text-style-name="P6" draw:layer="layout" draw:line-skew="-1.095cm" svg:x1="16.291cm" svg:y1="2.71cm" svg:x2="16.296cm" svg:y2="8.269cm" draw:start-shape="id10" draw:start-glue-point="2" draw:end-shape="id9" draw:end-glue-point="0" svg:d="M16291 2710v1685h5v3874" svg:viewBox="0 0 6 5560">
          <text:p/>
        </draw:connector>
        <draw:connector draw:style-name="gr27" draw:text-style-name="P6" draw:layer="layout" draw:line-skew="1.32cm" svg:x1="13.096cm" svg:y1="2.71cm" svg:x2="7.804cm" svg:y2="7.35cm" draw:start-shape="id11" draw:start-glue-point="2" draw:end-shape="id4" svg:d="M13096 2710v3640h-5292v1000" svg:viewBox="0 0 5293 4641">
          <text:p/>
        </draw:connector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13cm" fo:page-height="16.5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358cm" svg:x="1cm" svg:y="2.741cm"/>
      <draw:page-thumbnail draw:layer="backgroundobjects" svg:width="9.294cm" svg:height="6.358cm" svg:x="1cm" svg:y="10.789cm"/>
      <draw:page-thumbnail draw:layer="backgroundobjects" svg:width="9.294cm" svg:height="6.358cm" svg:x="1cm" svg:y="18.837cm"/>
      <draw:page-thumbnail draw:layer="backgroundobjects" svg:width="9.294cm" svg:height="6.358cm" svg:x="11.295cm" svg:y="2.741cm"/>
      <draw:page-thumbnail draw:layer="backgroundobjects" svg:width="9.294cm" svg:height="6.358cm" svg:x="11.295cm" svg:y="10.789cm"/>
      <draw:page-thumbnail draw:layer="backgroundobjects" svg:width="9.294cm" svg:height="6.358cm" svg:x="11.295cm" svg:y="18.837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Ochoa</meta:initial-creator>
    <meta:creation-date>2023-03-08T09:14:16.929490623</meta:creation-date>
    <dc:date>2023-03-08T12:09:59.916281637</dc:date>
    <dc:creator>Alejandro Ochoa</dc:creator>
    <meta:editing-duration>PT2H34M43S</meta:editing-duration>
    <meta:editing-cycles>30</meta:editing-cycles>
    <meta:generator>LibreOffice/7.4.5.1$Linux_X86_64 LibreOffice_project/40$Build-1</meta:generator>
    <meta:document-statistic meta:object-count="51"/>
  </office:meta>
</office:document-meta>
</file>